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efd4" officeooo:paragraph-rsid="0012a461"/>
    </style:style>
    <style:style style:name="T1" style:family="text">
      <style:text-properties style:text-position="super 58%"/>
    </style:style>
    <style:style style:name="T2" style:family="text">
      <style:text-properties officeooo:rsid="0012a4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cordially invite you to an unforgettable night of music and holiday warmth. <text:s/>We will be holding our second Christmas House Concert and Pot Luck Feast on Saturday December 16<text:span text:style-name="T1">th</text:span>. <text:s/>We have prepared an enjoyable musical presentation and we hope for your participation. <text:s/>When everyone contributes a creative and delicious meal it help makes the evening a special collaborative event that<text:span text:style-name="T2"> </text:span>all feel <text:span text:style-name="T2">a</text:span> part of. </text:p>
      <text:p text:style-name="P1">Seating is limited so RSVP as soon as possibl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9:52:24.301282266</meta:creation-date>
    <dc:date>2017-12-03T10:04:00.315396692</dc:date>
    <meta:editing-duration>PT1M25S</meta:editing-duration>
    <meta:editing-cycles>1</meta:editing-cycles>
    <meta:document-statistic meta:table-count="0" meta:image-count="0" meta:object-count="0" meta:page-count="1" meta:paragraph-count="2" meta:word-count="75" meta:character-count="455" meta:non-whitespace-character-count="376"/>
    <meta:generator>LibreOffice/5.4.1.2$Linux_X86_64 LibreOffice_project/ea7cb86e6eeb2bf3a5af73a8f7777ac570321527</meta:generator>
  </office:meta>
</office:document-meta>
</file>